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iostream&gt;</text:p>
      <text:p text:style-name="Standard">using namespace std;</text:p>
      <text:p text:style-name="Standard"/>
      <text:p text:style-name="Standard">class MatrixType</text:p>
      <text:p text:style-name="Standard">{</text:p>
      <text:p text:style-name="Standard">private:</text:p>
      <text:p text:style-name="Standard"><text:s text:c="4"/>int r1;</text:p>
      <text:p text:style-name="Standard"><text:s text:c="4"/>int c2;</text:p>
      <text:p text:style-name="Standard"><text:s text:c="4"/>int c1;</text:p>
      <text:p text:style-name="Standard"><text:s text:c="4"/>int r2;</text:p>
      <text:p text:style-name="Standard"><text:s text:c="4"/>int **A;</text:p>
      <text:p text:style-name="Standard"><text:s text:c="4"/>int **B;</text:p>
      <text:p text:style-name="Standard"/>
      <text:p text:style-name="Standard">public:</text:p>
      <text:p text:style-name="Standard"><text:s text:c="4"/>MatrixType(int &amp;a, int &amp;b, int &amp;c, int &amp;d)</text:p>
      <text:p text:style-name="Standard"><text:s text:c="4"/>{</text:p>
      <text:p text:style-name="Standard"><text:s text:c="8"/>r1 = a;</text:p>
      <text:p text:style-name="Standard"><text:s text:c="8"/>c1 = b;</text:p>
      <text:p text:style-name="Standard"><text:s text:c="8"/>A = new int *[r1];</text:p>
      <text:p text:style-name="Standard"><text:s text:c="8"/>for (int i = 0; i &lt; r1; i++)</text:p>
      <text:p text:style-name="Standard"><text:s text:c="8"/>{</text:p>
      <text:p text:style-name="Standard"><text:s text:c="12"/>A[i] = new int[c1];</text:p>
      <text:p text:style-name="Standard"><text:s text:c="8"/>}</text:p>
      <text:p text:style-name="Standard"><text:s text:c="8"/>for (int i = 0; i &lt; r1; i++)</text:p>
      <text:p text:style-name="Standard"><text:s text:c="8"/>{</text:p>
      <text:p text:style-name="Standard"><text:s text:c="12"/>for (int j + 0; j &lt; c1; j++)</text:p>
      <text:p text:style-name="Standard"><text:s text:c="12"/>{</text:p>
      <text:p text:style-name="Standard"><text:s text:c="16"/>A[i][j] = 0;</text:p>
      <text:p text:style-name="Standard"><text:s text:c="12"/>}</text:p>
      <text:p text:style-name="Standard"><text:s text:c="8"/>}</text:p>
      <text:p text:style-name="Standard"><text:s text:c="8"/>r2 = c;</text:p>
      <text:p text:style-name="Standard"><text:s text:c="8"/>c2 = d;</text:p>
      <text:p text:style-name="Standard"><text:s text:c="8"/>B = new int *[r2];</text:p>
      <text:p text:style-name="Standard"><text:s text:c="8"/>for (int i = 0; i &lt; r2; i++)</text:p>
      <text:p text:style-name="Standard"><text:s text:c="8"/>{</text:p>
      <text:p text:style-name="Standard"><text:s text:c="12"/>B[i] = new int[c2];</text:p>
      <text:p text:style-name="Standard"><text:s text:c="8"/>}</text:p>
      <text:p text:style-name="Standard"><text:s text:c="8"/>for (int i = 0; i &lt; r2; i++)</text:p>
      <text:p text:style-name="Standard"><text:s text:c="8"/>{</text:p>
      <text:p text:style-name="Standard"><text:s text:c="12"/>for (int j + 0; j &lt; c2; j++)</text:p>
      <text:p text:style-name="Standard"><text:s text:c="12"/>{</text:p>
      <text:p text:style-name="Standard"><text:s text:c="16"/>B[i][j] = 0;</text:p>
      <text:p text:style-name="Standard"><text:s text:c="12"/>}</text:p>
      <text:p text:style-name="Standard"><text:s text:c="8"/>}</text:p>
      <text:p text:style-name="Standard"><text:s text:c="4"/>}</text:p>
      <text:p text:style-name="Standard"><text:s text:c="4"/>friend MatrixType operator+(MatrixType &amp;other);</text:p>
      <text:p text:style-name="Standard"><text:s text:c="4"/>friend MatrixType operator*(MatrixType &amp;other);</text:p>
      <text:p text:style-name="Standard"><text:s text:c="4"/>friend MatrixType operator-(MatrixType &amp;other);</text:p>
      <text:p text:style-name="Standard">};</text:p>
      <text:p text:style-name="Standard"><text:soft-page-break/>MatrixType operator+(MatrixType &amp;other)</text:p>
      <text:p text:style-name="Standard">{</text:p>
      <text:p text:style-name="Standard"><text:s text:c="4"/>MatrixType temp(r1, c1, r2, c2);</text:p>
      <text:p text:style-name="Standard"><text:s text:c="4"/>if (r1 != r2 || c1 != r2)</text:p>
      <text:p text:style-name="Standard"><text:s text:c="4"/>{</text:p>
      <text:p text:style-name="Standard"><text:s text:c="8"/>for (int i = 0; i &lt; r1; i++)</text:p>
      <text:p text:style-name="Standard"><text:s text:c="12"/>for (int j = 0; j &lt; r2; j++)</text:p>
      <text:p text:style-name="Standard"><text:s text:c="16"/>temp.A[i][j] = B[i][j];</text:p>
      <text:p text:style-name="Standard"><text:s text:c="8"/>return temp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for (int i = 0; i &lt; r1 i++)</text:p>
      <text:p text:style-name="Standard"><text:s text:c="12"/>for (int j = 0; j &lt; c1; j++)</text:p>
      <text:p text:style-name="Standard"><text:s text:c="16"/>temp.Mat[i][j] += B[i][j] + B[i][j];</text:p>
      <text:p text:style-name="Standard"><text:s text:c="4"/>}</text:p>
      <text:p text:style-name="Standard"><text:s text:c="4"/>return temp;</text:p>
      <text:p text:style-name="Standard">}</text:p>
      <text:p text:style-name="Standard"/>
      <text:p text:style-name="Standard">MatrixType operator*(MatrixType &amp;other)</text:p>
      <text:p text:style-name="Standard">{</text:p>
      <text:p text:style-name="Standard"><text:s text:c="4"/>if (c1 != r2)</text:p>
      <text:p text:style-name="Standard"><text:s text:c="4"/>{</text:p>
      <text:p text:style-name="Standard"><text:s text:c="8"/>Matrix temp(r1, c1, r2, c2);</text:p>
      <text:p text:style-name="Standard"><text:s text:c="8"/>for (int i = 0; i &lt; r1; i++)</text:p>
      <text:p text:style-name="Standard"><text:s text:c="12"/>for (int j = 0; j &lt; r2; j++)</text:p>
      <text:p text:style-name="Standard"><text:s text:c="16"/>temp.A[i][j] = B[i][j];</text:p>
      <text:p text:style-name="Standard"><text:s text:c="8"/>return temp;</text:p>
      <text:p text:style-name="Standard"><text:s text:c="4"/>}</text:p>
      <text:p text:style-name="Standard"><text:s text:c="4"/>else</text:p>
      <text:p text:style-name="Standard"><text:s text:c="4"/>{</text:p>
      <text:p text:style-name="Standard"><text:s text:c="8"/>Matrix temp(r1, c1, r1, r2);</text:p>
      <text:p text:style-name="Standard"><text:s text:c="8"/>for (int i = 0; i &lt; r1; i++)</text:p>
      <text:p text:style-name="Standard"><text:s text:c="12"/>for (int j = 0; j &lt; r2; j++)</text:p>
      <text:p text:style-name="Standard"><text:s text:c="16"/>for (int k = 0; k &lt; cols; k++)</text:p>
      <text:p text:style-name="Standard"><text:s text:c="20"/>temp[i][j] += A[i][k] * B[i][j];</text:p>
      <text:p text:style-name="Standard"><text:s text:c="8"/>return temp;</text:p>
      <text:p text:style-name="Standard"><text:s text:c="4"/>}</text:p>
      <text:p text:style-name="Standard">}</text:p>
      <text:p text:style-name="Standard"/>
      <text:p text:style-name="Standard">MatrixType operator-(MatrixType &amp;other)</text:p>
      <text:p text:style-name="Standard">{</text:p>
      <text:p text:style-name="Standard"><text:s text:c="4"/>MatrixType temp(r1, c1, r2, c2);</text:p>
      <text:p text:style-name="Standard"><text:s text:c="4"/>if (r1 != r2 || c1 != c2)</text:p>
      <text:p text:style-name="Standard"><text:s text:c="4"/>{</text:p>
      <text:p text:style-name="Standard"><text:s text:c="8"/>for (int i = 0; i &lt; r1; i++)</text:p>
      <text:p text:style-name="Standard"><text:s text:c="12"/>for (int j = 0; j &lt; r2; j++)</text:p>
      <text:p text:style-name="Standard"><text:s text:c="16"/>temp.A[i][j] = B[i][j];</text:p>
      <text:p text:style-name="Standard"><text:s text:c="8"/>return temp;</text:p>
      <text:p text:style-name="Standard"><text:soft-page-break/><text:s text:c="4"/>}</text:p>
      <text:p text:style-name="Standard"><text:s text:c="4"/>else</text:p>
      <text:p text:style-name="Standard"><text:s text:c="4"/>{</text:p>
      <text:p text:style-name="Standard"/>
      <text:p text:style-name="Standard"><text:s text:c="8"/>for (int i = 0; i &lt; r1; i++)</text:p>
      <text:p text:style-name="Standard"><text:s text:c="12"/>for (int j = 0; j &lt; r2; j++)</text:p>
      <text:p text:style-name="Standard"><text:s text:c="16"/>temp.Mat[i][j] += A[i][j] - B[i][j];</text:p>
      <text:p text:style-name="Standard"><text:s text:c="4"/>}</text:p>
      <text:p text:style-name="Standard"><text:s text:c="4"/>return temp;</text:p>
      <text:p text:style-name="Standard">}</text:p>
      <text:p text:style-name="Standard">int main()</text:p>
      <text:p text:style-name="Standard">{</text:p>
      <text:p text:style-name="Standard"><text:s text:c="4"/>MatrixType m(5, 5, 5, 5);</text:p>
      <text:p text:style-name="Standard"/>
      <text:p text:style-name="Standard"><text:s text:c="4"/>cout &lt;&lt; m &lt;&lt; endl;</text:p>
      <text:p text:style-name="Standard"/>
      <text:p text:style-name="Standard"><text:s text:c="4"/>MatrixType t = -m;</text:p>
      <text:p text:style-name="Standard"><text:s text:c="4"/>cout &lt;&lt; m &lt;&lt; endl;</text:p>
      <text:p text:style-name="Standard"><text:s text:c="4"/>s &lt;&lt; endl;</text:p>
      <text:p text:style-name="Standard"><text:s text:c="4"/>m = t + 2 * -m * m * 2 - t;</text:p>
      <text:p text:style-name="Standard"><text:s text:c="4"/>cout &lt;&lt; m &lt;&lt; endl;</text:p>
      <text:p text:style-name="Standard"><text:s text:c="4"/>t &lt;&lt; endl;</text:p>
      <text:p text:style-name="Standard"><text:s text:c="4"/>cout &lt;&lt; t[1][1] &lt;&lt; endl;</text:p>
      <text:p text:style-name="Standard"/>
      <text:p text:style-name="Standard"><text:s text:c="4"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5T23:02:05.661141411</meta:creation-date>
    <dc:date>2020-11-25T23:03:54.849695955</dc:date>
    <meta:editing-duration>PT1M50S</meta:editing-duration>
    <meta:editing-cycles>1</meta:editing-cycles>
    <meta:document-statistic meta:table-count="0" meta:image-count="0" meta:object-count="0" meta:page-count="3" meta:paragraph-count="116" meta:word-count="424" meta:character-count="2469" meta:non-whitespace-character-count="1429"/>
    <meta:generator>LibreOffice/6.4.6.2$Linux_X86_64 LibreOffice_project/40$Build-2</meta:generator>
  </office:meta>
</office:document-meta>
</file>